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5.09cm" table:align="left"/>
    </style:style>
    <style:style style:name="Tabella1.A" style:family="table-column">
      <style:table-column-properties style:column-width="3.916cm"/>
    </style:style>
    <style:style style:name="Tabella1.B" style:family="table-column">
      <style:table-column-properties style:column-width="3.055cm"/>
    </style:style>
    <style:style style:name="Tabella1.C" style:family="table-column">
      <style:table-column-properties style:column-width="8.119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: Identificare i protocolli utilizzati nel livello di collegamento dati del modello TCP - IPe descrivere brevemente le loro funzioni, e quall'è la direrenza del modello ISO - OSI</text:p>
      <text:h text:style-name="Heading_20_6" text:outline-level="6"/>
      <text:h text:style-name="Heading_20_3" text:outline-level="3">Protocolli del Livello di Collegamento Dati nel Modello TCP/IP</text:h>
      <text:p text:style-name="Text_20_body">Il <text:span text:style-name="Strong_20_Emphasis">livello di collegamento dati</text:span> nel modello TCP/IP corrisponde grosso modo al livello 2 del modello ISO/OSI. Questo livello si occupa della trasmissione dei dati tra due nodi direttamente connessi e fornisce la base per il trasferimento dei pacchetti attraverso una rete locale.</text:p>
      <text:p text:style-name="Text_20_body">Ecco i protocolli principali utilizzati a questo livello:</text:p>
      <text:list text:style-name="L1">
        <text:list-item>
          <text:p text:style-name="P2"><text:span text:style-name="Strong_20_Emphasis">Ethernet</text:span>:</text:p>
          <text:list>
            <text:list-item>
              <text:p text:style-name="P3"><text:span text:style-name="Strong_20_Emphasis">Funzione</text:span>: Gestisce la comunicazione all'interno delle reti locali (LAN). Definisce le regole per l'accesso al mezzo fisico (es. cavo Ethernet) e specifica come i frame di dati sono trasmessi e ricevuti.</text:p>
            </text:list-item>
            <text:list-item>
              <text:p text:style-name="P3"><text:span text:style-name="Strong_20_Emphasis">Caratteristiche principali</text:span>: utilizzo di indirizzi MAC per identificare univocamente i dispositivi e tecniche come CSMA/CD per gestire le collisioni.</text:p>
            </text:list-item>
          </text:list>
        </text:list-item>
        <text:list-item>
          <text:p text:style-name="P2"><text:span text:style-name="Strong_20_Emphasis">Wi-Fi (802.11)</text:span>:</text:p>
          <text:list>
            <text:list-item>
              <text:p text:style-name="P3"><text:span text:style-name="Strong_20_Emphasis">Funzione</text:span>: Consente la comunicazione in reti locali senza fili (WLAN).</text:p>
            </text:list-item>
            <text:list-item>
              <text:p text:style-name="P3"><text:span text:style-name="Strong_20_Emphasis">Caratteristiche principali</text:span>: Utilizza onde radio per la trasmissione dei dati, protocolli di autenticazione e gestione delle interferenze per mantenere connessioni stabili.</text:p>
            </text:list-item>
          </text:list>
        </text:list-item>
        <text:list-item>
          <text:p text:style-name="P2"><text:span text:style-name="Strong_20_Emphasis">PPP (Point-to-Point Protocol)</text:span>:</text:p>
          <text:list>
            <text:list-item>
              <text:p text:style-name="P3"><text:span text:style-name="Strong_20_Emphasis">Funzione</text:span>: Utilizzato principalmente nelle connessioni punto-punto, ad esempio nei collegamenti dial-up o nelle VPN.</text:p>
            </text:list-item>
            <text:list-item>
              <text:p text:style-name="P3"><text:span text:style-name="Strong_20_Emphasis">Caratteristiche principali</text:span>: Fornisce autenticazione, compressione dei dati e rilevamento degli errori.</text:p>
            </text:list-item>
          </text:list>
        </text:list-item>
        <text:list-item>
          <text:p text:style-name="P2"><text:span text:style-name="Strong_20_Emphasis">HDLC (High-Level Data Link Control)</text:span>:</text:p>
          <text:list>
            <text:list-item>
              <text:p text:style-name="P3"><text:span text:style-name="Strong_20_Emphasis">Funzione</text:span>: Protocolli orientati ai bit per connessioni seriali, ampiamente usati nei collegamenti WAN.</text:p>
            </text:list-item>
            <text:list-item>
              <text:p text:style-name="P3"><text:span text:style-name="Strong_20_Emphasis">Caratteristiche principali</text:span>: Garantisce la trasmissione affidabile e sequenziale dei dati.</text:p>
            </text:list-item>
          </text:list>
        </text:list-item>
        <text:list-item>
          <text:p text:style-name="P2"><text:span text:style-name="Strong_20_Emphasis">ARP (Address Resolution Protocol)</text:span>:</text:p>
          <text:list>
            <text:list-item>
              <text:p text:style-name="P3"><text:span text:style-name="Strong_20_Emphasis">Funzione</text:span>: Traduzione degli indirizzi IP in indirizzi MAC all'interno di una rete locale.</text:p>
            </text:list-item>
            <text:list-item>
              <text:p text:style-name="P2"><text:span text:style-name="Strong_20_Emphasis">Caratteristiche principali</text:span>: Opera in modo dinamico per permettere la comunicazione tra nodi in una LAN.</text:p>
            </text:list-item>
          </text:list>
        </text:list-item>
      </text:list>
      <text:p text:style-name="Horizontal_20_Line"/>
      <text:h text:style-name="Heading_20_3" text:outline-level="3">Differenza tra Modello TCP/IP e Modello ISO/OSI</text:h>
      <text:p text:style-name="Text_20_body">Il <text:span text:style-name="Strong_20_Emphasis">modello ISO/OSI</text:span> e il <text:span text:style-name="Strong_20_Emphasis">modello TCP/IP</text:span> sono entrambi riferimenti teorici per comprendere il funzionamento delle reti, ma presentano alcune differenze fondamentali:</text:p>
      <text:list text:style-name="L2">
        <text:list-item>
          <text:p text:style-name="P4"><text:span text:style-name="Strong_20_Emphasis">Numero di livelli</text:span>:</text:p>
          <text:list>
            <text:list-item>
              <text:p text:style-name="P5"><text:soft-page-break/>Modello <text:span text:style-name="Strong_20_Emphasis">ISO/OSI</text:span>: Ha 7 livelli (Fisico, Collegamento dati, Rete, Trasporto, Sessione, Presentazione, Applicazione).</text:p>
            </text:list-item>
            <text:list-item>
              <text:p text:style-name="P5">Modello <text:span text:style-name="Strong_20_Emphasis">TCP/IP</text:span>: Ha 4 livelli principali (Accesso alla rete, Internet, Trasporto, Applicazione).</text:p>
            </text:list-item>
          </text:list>
        </text:list-item>
        <text:list-item>
          <text:p text:style-name="P4"><text:span text:style-name="Strong_20_Emphasis">Astrazione</text:span>:</text:p>
          <text:list>
            <text:list-item>
              <text:p text:style-name="P5">Il modello <text:span text:style-name="Strong_20_Emphasis">ISO/OSI</text:span> è più teorico e dettagliato, pensato per descrivere tutte le possibili funzionalità delle reti.</text:p>
            </text:list-item>
            <text:list-item>
              <text:p text:style-name="P5">Il modello <text:span text:style-name="Strong_20_Emphasis">TCP/IP</text:span> è più pratico e si basa sulle tecnologie effettivamente implementate.</text:p>
            </text:list-item>
          </text:list>
        </text:list-item>
        <text:list-item>
          <text:p text:style-name="P4"><text:span text:style-name="Strong_20_Emphasis">Livello Sessione e Presentazione</text:span>:</text:p>
          <text:list>
            <text:list-item>
              <text:p text:style-name="P5">Nel modello TCP/IP non esistono esplicitamente i livelli di <text:span text:style-name="Strong_20_Emphasis">Sessione</text:span> e <text:span text:style-name="Strong_20_Emphasis">Presentazione</text:span>. Le loro funzionalità sono integrate nel livello Applicazione.</text:p>
            </text:list-item>
          </text:list>
        </text:list-item>
        <text:list-item>
          <text:p text:style-name="P4"><text:span text:style-name="Strong_20_Emphasis">Origine</text:span>:</text:p>
          <text:list>
            <text:list-item>
              <text:p text:style-name="P5">Il modello <text:span text:style-name="Strong_20_Emphasis">ISO/OSI</text:span> è stato sviluppato come standard internazionale (ISO), focalizzandosi su una descrizione teorica universale.</text:p>
            </text:list-item>
            <text:list-item>
              <text:p text:style-name="P4">Il modello <text:span text:style-name="Strong_20_Emphasis">TCP/IP</text:span> si basa sul protocollo di comunicazione sviluppato per ARPANET, ed è stato creato per applicazioni pratiche e per Internet.</text:p>
            </text:list-item>
          </text:list>
        </text:list-item>
      </text:list>
      <text:h text:style-name="Heading_20_3" text:outline-level="3">Tabella comparativa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ISO/OSI</text:span></text:p>
            </table:table-cell>
            <table:table-cell table:style-name="Tabella1.A1" office:value-type="string">
              <text:p text:style-name="Table_20_Heading"><text:span text:style-name="Strong_20_Emphasis">TCP/IP</text:span></text:p>
            </table:table-cell>
            <table:table-cell table:style-name="Tabella1.A1" office:value-type="string">
              <text:p text:style-name="Table_20_Heading"><text:span text:style-name="Strong_20_Emphasis">Funzioni</text:span></text:p>
            </table:table-cell>
          </table:table-row>
        </table:table-header-rows>
        <table:table-row>
          <table:table-cell table:style-name="Tabella1.A1" office:value-type="string">
            <text:p text:style-name="Table_20_Contents">Livello Fisico</text:p>
          </table:table-cell>
          <table:table-cell table:style-name="Tabella1.A1" office:value-type="string">
            <text:p text:style-name="Table_20_Contents">Accesso alla rete</text:p>
          </table:table-cell>
          <table:table-cell table:style-name="Tabella1.A1" office:value-type="string">
            <text:p text:style-name="Table_20_Contents">Trasmissione di bit sul mezzo fisico</text:p>
          </table:table-cell>
        </table:table-row>
        <table:table-row>
          <table:table-cell table:style-name="Tabella1.A1" office:value-type="string">
            <text:p text:style-name="Table_20_Contents">Livello Collegamento</text:p>
          </table:table-cell>
          <table:table-cell table:style-name="Tabella1.A1" office:value-type="string">
            <text:p text:style-name="Table_20_Contents">Accesso alla rete</text:p>
          </table:table-cell>
          <table:table-cell table:style-name="Tabella1.A1" office:value-type="string">
            <text:p text:style-name="Table_20_Contents">Comunicazione tra nodi direttamente connessi</text:p>
          </table:table-cell>
        </table:table-row>
        <table:table-row>
          <table:table-cell table:style-name="Tabella1.A1" office:value-type="string">
            <text:p text:style-name="Table_20_Contents">Livello Rete</text:p>
          </table:table-cell>
          <table:table-cell table:style-name="Tabella1.A1" office:value-type="string">
            <text:p text:style-name="Table_20_Contents">Internet</text:p>
          </table:table-cell>
          <table:table-cell table:style-name="Tabella1.A1" office:value-type="string">
            <text:p text:style-name="Table_20_Contents">Instradamento dei pacchetti</text:p>
          </table:table-cell>
        </table:table-row>
        <table:table-row>
          <table:table-cell table:style-name="Tabella1.A1" office:value-type="string">
            <text:p text:style-name="Table_20_Contents">Livello Trasporto</text:p>
          </table:table-cell>
          <table:table-cell table:style-name="Tabella1.A1" office:value-type="string">
            <text:p text:style-name="Table_20_Contents">Trasporto</text:p>
          </table:table-cell>
          <table:table-cell table:style-name="Tabella1.A1" office:value-type="string">
            <text:p text:style-name="Table_20_Contents">Comunicazione end-to-end</text:p>
          </table:table-cell>
        </table:table-row>
        <table:table-row>
          <table:table-cell table:style-name="Tabella1.A1" office:value-type="string">
            <text:p text:style-name="Table_20_Contents">Livello Sessione</text:p>
          </table:table-cell>
          <table:table-cell table:style-name="Tabella1.A1" office:value-type="string">
            <text:p text:style-name="Table_20_Contents">Applicazione</text:p>
          </table:table-cell>
          <table:table-cell table:style-name="Tabella1.A1" office:value-type="string">
            <text:p text:style-name="Table_20_Contents">Gestione sessioni</text:p>
          </table:table-cell>
        </table:table-row>
        <table:table-row>
          <table:table-cell table:style-name="Tabella1.A1" office:value-type="string">
            <text:p text:style-name="Table_20_Contents">Livello Presentazione</text:p>
          </table:table-cell>
          <table:table-cell table:style-name="Tabella1.A1" office:value-type="string">
            <text:p text:style-name="Table_20_Contents">Applicazione</text:p>
          </table:table-cell>
          <table:table-cell table:style-name="Tabella1.A1" office:value-type="string">
            <text:p text:style-name="Table_20_Contents">Traduzione dati (es. formati)</text:p>
          </table:table-cell>
        </table:table-row>
        <table:table-row>
          <table:table-cell table:style-name="Tabella1.A1" office:value-type="string">
            <text:p text:style-name="Table_20_Contents">Livello Applicazione</text:p>
          </table:table-cell>
          <table:table-cell table:style-name="Tabella1.A1" office:value-type="string">
            <text:p text:style-name="Table_20_Contents">Applicazione</text:p>
          </table:table-cell>
          <table:table-cell table:style-name="Tabella1.A1" office:value-type="string">
            <text:p text:style-name="Table_20_Contents">Interazione con l'utente</text:p>
          </table:table-cell>
        </table:table-row>
      </table:table>
      <text:p text:style-name="Text_20_body">Queste differenze rendono il modello ISO/OSI ideale per comprendere concetti e progettare reti, mentre il modello TCP/IP è più adatto per l'implementazione reale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0:19:47.055000000</meta:creation-date>
    <dc:date>2024-12-02T10:25:59.612000000</dc:date>
    <meta:editing-duration>PT6M12S</meta:editing-duration>
    <meta:editing-cycles>1</meta:editing-cycles>
    <meta:document-statistic meta:table-count="1" meta:image-count="0" meta:object-count="0" meta:page-count="2" meta:paragraph-count="58" meta:word-count="516" meta:character-count="3646" meta:non-whitespace-character-count="3214"/>
    <meta:generator>LibreOffice/24.8.3.2$Windows_X86_64 LibreOffice_project/48a6bac9e7e268aeb4c3483fcf825c94556d9f92</meta:generator>
  </office:meta>
</office:document-meta>
</file>